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2_5f_1_5f_3_5f_1_5f_2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879cm" fo:min-width="1.629cm" fo:padding-top="0.142cm" fo:padding-bottom="0.142cm" fo:padding-left="0.267cm" fo:padding-right="0.267cm" draw:shadow="visible" draw:shadow-offset-x="0.035cm" draw:shadow-offset-y="0.035cm" loext:shadow-blur="0.176cm"/>
      <style:paragraph-properties style:writing-mode="lr-tb"/>
    </style:style>
    <style:style style:name="gr2" style:family="graphic" style:parent-style-name="Default_5f_2_5f_1_5f_3_5f_1_5f_2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88cm" fo:min-width="1.63cm" fo:padding-top="0.142cm" fo:padding-bottom="0.142cm" fo:padding-left="0.267cm" fo:padding-right="0.267cm" draw:shadow="visible" draw:shadow-offset-x="0.035cm" draw:shadow-offset-y="0.035cm" loext:shadow-blur="0.176cm"/>
      <style:paragraph-properties style:writing-mode="lr-tb"/>
    </style:style>
    <style:style style:name="gr3" style:family="graphic" style:parent-style-name="Default_5f_2_5f_1_5f_3_5f_2_5f_2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88cm" fo:min-width="1.629cm" fo:padding-top="0.142cm" fo:padding-bottom="0.142cm" fo:padding-left="0.267cm" fo:padding-right="0.267cm" draw:shadow="visible" draw:shadow-offset-x="0.035cm" draw:shadow-offset-y="0.035cm" loext:shadow-blur="0.176cm"/>
      <style:paragraph-properties style:writing-mode="lr-tb"/>
    </style:style>
    <style:style style:name="gr4" style:family="graphic" style:parent-style-name="Default_5f_11_5f_1">
      <style:graphic-properties draw:stroke="dash" draw:stroke-dash="Long_20_Dash" svg:stroke-color="#000000" draw:fill="solid" draw:fill-color="#ffffff" draw:textarea-horizontal-align="justify" draw:textarea-vertical-align="middle" draw:auto-grow-height="false" fo:min-height="1.8cm" fo:min-width="1.55cm" draw:shadow="visible" draw:shadow-offset-x="0.035cm" draw:shadow-offset-y="0.035cm" draw:shadow-opacity="50%" loext:shadow-blur="0.176cm"/>
      <style:paragraph-properties style:writing-mode="lr-tb"/>
    </style:style>
    <style:style style:name="gr5" style:family="graphic" style:parent-style-name="objectwithoutfill">
      <style:graphic-properties draw:marker-end="Arrowheads_20_3" draw:marker-end-width="0.3cm" draw:fill="solid" draw:fill-color="#ffffff" draw:textarea-vertical-align="middle" draw:shadow="visible" draw:shadow-offset-x="0.035cm" draw:shadow-offset-y="0.035cm" draw:shadow-opacity="50%" loext:shadow-blur="0.176cm"/>
    </style:style>
    <style:style style:name="P1" style:family="paragraph">
      <style:paragraph-properties fo:text-align="center" style:writing-mode="lr-tb"/>
      <style:text-properties fo:font-size="11pt" style:font-size-asian="11pt" style:font-size-complex="11pt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ize="11pt" style:font-size-asian="11pt" style:font-size-complex="11pt"/>
    </style:style>
    <style:style style:name="P3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057cm" svg:height="3.057cm" svg:x="7.79cm" svg:y="2.968cm">
          <text:p text:style-name="P1"><text:span text:style-name="T1">Perc</text:span><text:span text:style-name="T1">eivin</text:span><text:span text:style-name="T1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058cm" svg:height="3.058cm" svg:x="3.301cm" svg:y="7.342cm">
          <text:p text:style-name="P1"><text:span text:style-name="T1">Cr</text:span><text:span text:style-name="T1">ea</text:span><text:span text:style-name="T1">tin</text:span><text:span text:style-name="T1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059cm" svg:height="3.057cm" svg:x="3.3cm" svg:y="2.968cm">
          <text:p text:style-name="P1"><text:span text:style-name="T1">Understan</text:span><text:span text:style-name="T1">d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059cm" svg:height="3.058cm" svg:x="7.788cm" svg:y="7.342cm">
          <text:p text:style-name="P1"><text:span text:style-name="T1">Performin</text:span><text:span text:style-name="T1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2" draw:layer="layout" svg:width="4.1cm" svg:height="4.1cm" svg:x="5.012cm" svg:y="4.664cm">
            <text:p text:style-name="P1"><text:span text:style-name="T1">Instrument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5" draw:text-style-name="P3" draw:layer="layout" svg:x1="8.212cm" svg:y1="7.664cm" svg:x2="8.812cm" svg:y2="8.264cm">
            <text:p/>
          </draw:line>
          <draw:line draw:style-name="gr5" draw:text-style-name="P3" draw:layer="layout" svg:x1="5.912cm" svg:y1="7.664cm" svg:x2="5.312cm" svg:y2="8.264cm">
            <text:p/>
          </draw:line>
          <draw:line draw:style-name="gr5" draw:text-style-name="P3" draw:layer="layout" svg:x1="8.212cm" svg:y1="5.764cm" svg:x2="8.812cm" svg:y2="5.164cm">
            <text:p/>
          </draw:line>
          <draw:line draw:style-name="gr5" draw:text-style-name="P3" draw:layer="layout" svg:x1="5.912cm" svg:y1="5.764cm" svg:x2="5.312cm" svg:y2="5.164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radial" draw:cx="50%" draw:cy="50%" draw:start-color="#ffffff" draw:end-color="#7da7d8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826 1131 754" svg:d="M566 826l-566 754 114-85 136-68 148-46 161-17 161 13 153 46 140 68 118 89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" style:display-name="Object without fill_1_1_1_1" style:family="graphic" style:parent-style-name="Default_5f_1_5f_1_5f_1_5f_1">
      <style:graphic-properties svg:stroke-color="#000000" draw:fill="none"/>
    </style:style>
    <style:style style:name="Default_5f_2_5f_1_5f_1_5f_1" style:display-name="Default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" style:display-name="Default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1" style:display-name="Object without fill_1_1_1_1_1" style:family="graphic" style:parent-style-name="Default_5f_1_5f_1_5f_1_5f_1_5f_1">
      <style:graphic-properties svg:stroke-color="#000000" draw:fill="none"/>
    </style:style>
    <style:style style:name="Default_5f_2_5f_1_5f_2" style:display-name="Default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2" style:display-name="Default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" style:display-name="Object without fill_1_1_1_2" style:family="graphic" style:parent-style-name="Default_5f_1_5f_1_5f_1_5f_2">
      <style:graphic-properties svg:stroke-color="#000000" draw:fill="none"/>
    </style:style>
    <style:style style:name="Default_5f_2_5f_1_5f_3" style:display-name="Default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" style:display-name="Default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3" style:display-name="Default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3" style:display-name="Default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3" style:display-name="Object without fill_1_1_1_3" style:family="graphic" style:parent-style-name="Default_5f_1_5f_1_5f_1_5f_3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3">
      <style:graphic-properties svg:stroke-color="#000000" draw:fill="none"/>
    </style:style>
    <style:style style:name="Default_5f_2_5f_1_5f_3_5f_1" style:display-name="Default_2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" style:display-name="Default_2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" style:display-name="Default_2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" style:display-name="Default_2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4">
      <style:graphic-properties svg:stroke-color="#000000" draw:fill="none"/>
    </style:style>
    <style:style style:name="Default_5f_2_5f_1_5f_3_5f_3" style:display-name="Default_2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3" style:display-name="Default_2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5">
      <style:graphic-properties svg:stroke-color="#000000" draw:fill="none"/>
    </style:style>
    <style:style style:name="Default_5f_2_5f_1_5f_3_5f_4" style:display-name="Default_2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4" style:display-name="Default_2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1" style:display-name="Default_2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1" style:display-name="Default_2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_5f_1" style:display-name="Default_2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_5f_1" style:display-name="Default_2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2" style:display-name="Default_2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2" style:display-name="Default_2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_5f_2" style:display-name="Default_2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_5f_2" style:display-name="Default_2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3" style:display-name="Default_2_1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3" style:display-name="Default_2_1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_5f_3" style:display-name="Default_2_1_3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_5f_3" style:display-name="Default_2_1_3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4" style:display-name="Default_2_1_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4" style:display-name="Default_2_1_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_5f_4" style:display-name="Default_2_1_3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_5f_4" style:display-name="Default_2_1_3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4_5f_1" style:display-name="Default_2_1_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4_5f_1" style:display-name="Default_2_1_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_5f_4_5f_1" style:display-name="Default_2_1_3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_5f_4_5f_1" style:display-name="Default_2_1_3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5" style:display-name="Default_2_1_3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5" style:display-name="Default_2_1_3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_5f_1" style:display-name="Default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1" style:display-name="Default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1" style:display-name="Default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" style:display-name="Default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4_5f_1_5f_1" style:display-name="Default_2_1_3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4_5f_1_5f_1" style:display-name="Default_2_1_3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_5f_4_5f_1_5f_1" style:display-name="Default_2_1_3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_5f_4_5f_1_5f_1" style:display-name="Default_2_1_3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5T10:10:42.938239500</meta:creation-date>
    <dc:date>2021-08-20T13:12:36.365557228</dc:date>
    <meta:editing-duration>PT2H1M27S</meta:editing-duration>
    <meta:editing-cycles>30</meta:editing-cycles>
    <meta:generator>LibreOffice/7.1.5.2$Linux_X86_64 LibreOffice_project/10$Build-2</meta:generator>
    <dc:creator>Alexander Refsum Jensenius</dc:creator>
    <meta:document-statistic meta:object-count="10"/>
  </office:meta>
</office:document-meta>
</file>